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cc3" officeooo:paragraph-rsid="000d7cc3"/>
    </style:style>
    <style:style style:name="P2" style:family="paragraph" style:parent-style-name="Standard">
      <style:text-properties officeooo:rsid="000fee68" officeooo:paragraph-rsid="000fee68"/>
    </style:style>
    <style:style style:name="P3" style:family="paragraph" style:parent-style-name="Standard">
      <style:text-properties officeooo:rsid="0011b18e" officeooo:paragraph-rsid="0011b18e"/>
    </style:style>
    <style:style style:name="P4" style:family="paragraph" style:parent-style-name="Standard">
      <style:text-properties officeooo:rsid="00123e0a" officeooo:paragraph-rsid="00123e0a"/>
    </style:style>
    <style:style style:name="P5" style:family="paragraph" style:parent-style-name="Standard">
      <style:text-properties officeooo:rsid="0013e35a" officeooo:paragraph-rsid="0013e35a"/>
    </style:style>
    <style:style style:name="P6" style:family="paragraph" style:parent-style-name="Standard">
      <style:text-properties officeooo:rsid="0014b39b" officeooo:paragraph-rsid="0014b39b"/>
    </style:style>
    <style:style style:name="P7" style:family="paragraph" style:parent-style-name="Standard">
      <style:text-properties officeooo:rsid="0015b2f6" officeooo:paragraph-rsid="0015b2f6"/>
    </style:style>
    <style:style style:name="P8" style:family="paragraph" style:parent-style-name="Standard">
      <style:text-properties officeooo:rsid="0016ac92" officeooo:paragraph-rsid="0016ac92"/>
    </style:style>
    <style:style style:name="P9" style:family="paragraph" style:parent-style-name="Standard">
      <style:text-properties officeooo:rsid="0017db61" officeooo:paragraph-rsid="0017db61"/>
    </style:style>
    <style:style style:name="P10" style:family="paragraph" style:parent-style-name="Standard">
      <style:text-properties officeooo:rsid="0018052e" officeooo:paragraph-rsid="0018052e"/>
    </style:style>
    <style:style style:name="P11" style:family="paragraph" style:parent-style-name="Standard">
      <style:text-properties officeooo:rsid="0018cdca" officeooo:paragraph-rsid="0018cdca"/>
    </style:style>
    <style:style style:name="P12" style:family="paragraph" style:parent-style-name="Standard">
      <style:text-properties officeooo:rsid="0019f16d" officeooo:paragraph-rsid="0019f16d"/>
    </style:style>
    <style:style style:name="P13" style:family="paragraph" style:parent-style-name="Standard">
      <style:text-properties officeooo:rsid="001ad13e" officeooo:paragraph-rsid="001ad13e"/>
    </style:style>
    <style:style style:name="P14" style:family="paragraph" style:parent-style-name="Standard">
      <style:text-properties officeooo:rsid="001c00b4" officeooo:paragraph-rsid="001c00b4"/>
    </style:style>
    <style:style style:name="P15" style:family="paragraph" style:parent-style-name="Standard">
      <style:text-properties officeooo:rsid="001d47cd" officeooo:paragraph-rsid="001d47cd"/>
    </style:style>
    <style:style style:name="P16" style:family="paragraph" style:parent-style-name="Standard">
      <style:text-properties officeooo:rsid="001daebd" officeooo:paragraph-rsid="001daebd"/>
    </style:style>
    <style:style style:name="P17" style:family="paragraph" style:parent-style-name="Standard">
      <style:text-properties officeooo:rsid="001f7dbd" officeooo:paragraph-rsid="001f7dbd"/>
    </style:style>
    <style:style style:name="P18" style:family="paragraph" style:parent-style-name="Standard">
      <style:text-properties officeooo:rsid="0022be45" officeooo:paragraph-rsid="0022be45"/>
    </style:style>
    <style:style style:name="P19" style:family="paragraph" style:parent-style-name="Standard">
      <style:text-properties officeooo:rsid="0023d9d8" officeooo:paragraph-rsid="0023d9d8"/>
    </style:style>
    <style:style style:name="P20" style:family="paragraph" style:parent-style-name="Standard">
      <style:text-properties officeooo:rsid="002a99f4" officeooo:paragraph-rsid="002a99f4"/>
    </style:style>
    <style:style style:name="P21" style:family="paragraph" style:parent-style-name="Standard">
      <style:text-properties officeooo:rsid="002cd758" officeooo:paragraph-rsid="002cd758"/>
    </style:style>
    <style:style style:name="P22" style:family="paragraph" style:parent-style-name="Standard">
      <style:text-properties officeooo:rsid="002d0dd4" officeooo:paragraph-rsid="002d0dd4"/>
    </style:style>
    <style:style style:name="P23" style:family="paragraph" style:parent-style-name="Standard">
      <style:text-properties officeooo:rsid="002ed13b" officeooo:paragraph-rsid="002ed13b"/>
    </style:style>
    <style:style style:name="P24" style:family="paragraph" style:parent-style-name="Standard">
      <style:text-properties officeooo:rsid="002efea2" officeooo:paragraph-rsid="002efea2"/>
    </style:style>
    <style:style style:name="P25" style:family="paragraph" style:parent-style-name="Standard">
      <style:text-properties officeooo:rsid="002fd6cb" officeooo:paragraph-rsid="002fd6cb"/>
    </style:style>
    <style:style style:name="T1" style:family="text">
      <style:text-properties officeooo:rsid="00123e0a"/>
    </style:style>
    <style:style style:name="T2" style:family="text">
      <style:text-properties officeooo:rsid="0028d04a"/>
    </style:style>
    <style:style style:name="T3" style:family="text">
      <style:text-properties officeooo:rsid="002b7d11"/>
    </style:style>
    <style:style style:name="T4" style:family="text">
      <style:text-properties officeooo:rsid="003096df"/>
    </style:style>
    <style:style style:name="T5" style:family="text">
      <style:text-properties officeooo:rsid="00323d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arell digestiu</text:p>
      <text:p text:style-name="P1"><text:line-break/>Tub digestiu</text:p>
      <text:p text:style-name="P1"/>
      <text:p text:style-name="P2"><text:a xlink:type="simple" xlink:href="mailto:miglesiasc@psmar.cat" text:style-name="Internet_20_link" text:visited-style-name="Visited_20_Internet_20_Link">miglesiasc@psmar.cat</text:a></text:p>
      <text:p text:style-name="P2"/>
      <text:p text:style-name="P3">Estructura general del tub digestiu: </text:p>
      <text:p text:style-name="P3">- Mucosa </text:p>
      <text:p text:style-name="P3"><text:tab/>Epiteli </text:p>
      <text:p text:style-name="P3"><text:tab/>Làmina pròpia </text:p>
      <text:p text:style-name="P3"><text:tab/>Muscular de la mucosa</text:p>
      <text:p text:style-name="P3">- Submucosa</text:p>
      <text:p text:style-name="P3">- Muscular pròpria </text:p>
      <text:p text:style-name="P3"><text:tab/>Capa circular interna</text:p>
      <text:p text:style-name="P3"><text:tab/>Capa longitudinal externa </text:p>
      <text:p text:style-name="P3">- Serosa o adventícia <text:span text:style-name="T1">(tumor ha d’atravessar una altra capa per poder fer metàstasi) </text:span></text:p>
      <text:p text:style-name="P3"/>
      <text:p text:style-name="P3"/>
      <text:p text:style-name="P4">Mucosa: revestiment més intern</text:p>
      <text:p text:style-name="P4">Epiteli: té funcions secretores o absortives</text:p>
      <text:p text:style-name="P4">Làmina pròpia: teixit connectiu que inclou vasos, glàndules, estructures nervioses, inflamació...</text:p>
      <text:p text:style-name="P4">Muscular de la mucosa: encarregades de la mobilitat de la mucosa (separa mucosa i submucosa) </text:p>
      <text:p text:style-name="P4">Té glàndules </text:p>
      <text:p text:style-name="P4"/>
      <text:p text:style-name="P4">Submucosa: té adipòcits</text:p>
      <text:p text:style-name="P4"/>
      <text:p text:style-name="P4">Muscular pròpia: múscul llis</text:p>
      <text:p text:style-name="P4">Capa circular externa </text:p>
      <text:p text:style-name="P4">Capa longitudinal externa</text:p>
      <text:p text:style-name="P4"><text:tab/>Entre elles es troben els plexos nerviosos i vasculars</text:p>
      <text:p text:style-name="P4"><text:tab/>Entre les dues capes barregen i propulsen el menjar en sentit distal, cap a l’anus. </text:p>
      <text:p text:style-name="P4"/>
      <text:p text:style-name="P4">Serosa o adventícia: </text:p>
      <text:p text:style-name="P4"><text:tab/>Serosa en els òrgans intra-abdominals i estan revestits pel mesoteli que redueix friccions amb els moviments digestius </text:p>
      <text:p text:style-name="P4"><text:tab/></text:p>
      <text:p text:style-name="P4"/>
      <text:p text:style-name="P5">Innervació del tub digestiu </text:p>
      <text:p text:style-name="P5">Simpatiques </text:p>
      <text:p text:style-name="P5">Parasimpatiques</text:p>
      <text:p text:style-name="P5">Plexes submucos de meissner (parasimpàtic) </text:p>
      <text:p text:style-name="P5">Plexes mienterics d’auerbach (parasimpàtic)</text:p>
      <text:p text:style-name="P5"/>
      <text:p text:style-name="P5"/>
      <text:p text:style-name="P5"/>
      <text:p text:style-name="P5">Esòfag</text:p>
      <text:p text:style-name="P5">- tub muscular curt</text:p>
      <text:p text:style-name="P5">- llum col·lapsada fins que entra el bolus alimentari que va des de la faringe fins l’estòmac. </text:p>
      <text:p text:style-name="P5"/>
      <text:p text:style-name="P5">Mucosa: epiteli pla estratificat no queratinitzat</text:p>
      <text:p text:style-name="P5"><text:tab/> <text:s text:c="2"/>làmina pròpia amb glàndules mucinoses (als dos extrems) </text:p>
      <text:p text:style-name="P5">Muscular de la mucosa: capa única longitudinal </text:p>
      <text:p text:style-name="P6"><text:soft-page-break/>Submucosa: teixit fibroelàstic dens amb glàndules seromucoses</text:p>
      <text:p text:style-name="P6"/>
      <text:p text:style-name="P6">Capa muscular (circular interna i longitudinal externa) </text:p>
      <text:p text:style-name="P6">1/3 superior esquelètic</text:p>
      <text:p text:style-name="P6">1/3 mig mixte</text:p>
      <text:p text:style-name="P6">1/3 inferior llis</text:p>
      <text:p text:style-name="P6">(és més funcional que anatòmic) </text:p>
      <text:p text:style-name="P6"/>
      <text:p text:style-name="P6">Adventícia (serosa a l’infradiafragma) </text:p>
      <text:p text:style-name="P6"/>
      <text:p text:style-name="P6"/>
      <text:p text:style-name="P6"/>
      <text:p text:style-name="P6"/>
      <text:p text:style-name="P7">Estòmac: adifica el bolus alimentari semi-sòlid i el transforma en quimus</text:p>
      <text:p text:style-name="P7"/>
      <text:p text:style-name="P7">Regions</text:p>
      <text:p text:style-name="P7">Cardias: epiteli cilíndric i gl’andules mucinoses</text:p>
      <text:p text:style-name="P7">Fundus-cos: glàndules fúndiques, fovèola curta</text:p>
      <text:p text:style-name="P7">Zona de transició cos-antre </text:p>
      <text:p text:style-name="P7">Antre: glandules piloriques, foveola llarga</text:p>
      <text:p text:style-name="P7">Piloro</text:p>
      <text:p text:style-name="P7">...</text:p>
      <text:p text:style-name="P7"/>
      <text:p text:style-name="P7"/>
      <text:p text:style-name="P7">Glandules fundiques/cos (foveola curta) </text:p>
      <text:p text:style-name="P7">TOt secreta moc. </text:p>
      <text:p text:style-name="P7">Cuerpo cortas (les glandules fundiques del cos son curtes)</text:p>
      <text:p text:style-name="P7"/>
      <text:p text:style-name="P7">Cèl·lula superficial de revestiment: moc</text:p>
      <text:p text:style-name="P7">Cèl·lula mucosa del coll: moc</text:p>
      <text:p text:style-name="P7">Cèl·lula regenerativa</text:p>
      <text:p text:style-name="P7">Cèl·lula parietal o oxíntica: ClH, factor intrínsec</text:p>
      <text:p text:style-name="P7">Cèl·lula principal: secreta enzims i es perd a la zona trans</text:p>
      <text:p text:style-name="P7">Cèl·lules entero-endocrines. </text:p>
      <text:p text:style-name="P7"/>
      <text:p text:style-name="P7"/>
      <text:p text:style-name="P7"/>
      <text:p text:style-name="P7"/>
      <text:p text:style-name="P8">Cèl·lules principals</text:p>
      <text:p text:style-name="P8">- Secreten enzims</text:p>
      <text:p text:style-name="P8">- Tenen RER i complex de golgi</text:p>
      <text:p text:style-name="P8"/>
      <text:p text:style-name="P8">Parietals</text:p>
      <text:p text:style-name="P8">- Secreten HCL i factor intrínsec</text:p>
      <text:p text:style-name="P8">- Molt actiu, té molts mitocondris </text:p>
      <text:p text:style-name="P8"/>
      <text:p text:style-name="P8"><text:line-break/></text:p>
      <text:p text:style-name="P9"/>
      <text:p text:style-name="P9"/>
      <text:p text:style-name="P9"/>
      <text:p text:style-name="P9"/>
      <text:p text:style-name="P9"><text:soft-page-break/>Antre: secreció de moc</text:p>
      <text:p text:style-name="P9">més blanquet</text:p>
      <text:p text:style-name="P9">Foveoles altes (antre altes) </text:p>
      <text:p text:style-name="P9">La majoria de glàndules secreten mocs. </text:p>
      <text:p text:style-name="P9"/>
      <text:p text:style-name="P9"/>
      <text:p text:style-name="P10"/>
      <text:p text:style-name="P10">Cèl·lules del SNED de l’estòmac</text:p>
      <text:p text:style-name="P10">Fundus-cos</text:p>
      <text:p text:style-name="P10">ECL Histamina <text:tab/>Pro HCL</text:p>
      <text:p text:style-name="P10"/>
      <text:p text:style-name="P10">Antre-pilor</text:p>
      <text:p text:style-name="P10">G<text:tab/>Gastrina <text:tab/>ProHCL</text:p>
      <text:p text:style-name="P10">EC<text:tab/>Serotonina <text:tab/>Moviment</text:p>
      <text:p text:style-name="P10">D<text:tab/>Somatostatina Fre secreció</text:p>
      <text:p text:style-name="P10"/>
      <text:p text:style-name="P10"/>
      <text:p text:style-name="P10"/>
      <text:p text:style-name="P11">Unió esofag-gàstrica</text:p>
      <text:p text:style-name="P11"/>
      <text:p text:style-name="P11">Xoc d’epitelis </text:p>
      <text:p text:style-name="P11"/>
      <text:p text:style-name="P11"/>
      <text:p text:style-name="P12">Intestí prim: compost per duodè, jejú, ili</text:p>
      <text:p text:style-name="P12">Increment de la superfície</text:p>
      <text:p text:style-name="P12"><text:tab/>Plecs circulars (macro) </text:p>
      <text:p text:style-name="P12"><text:tab/>Vellositats intestinals (micro) </text:p>
      <text:p text:style-name="P12"><text:tab/>Microvellositats (ultraestructures) </text:p>
      <text:p text:style-name="P12"/>
      <text:p text:style-name="P12">Així absorbeix més menjar.</text:p>
      <text:p text:style-name="P12"/>
      <text:p text:style-name="P12">Vellositats: protusió de làmina pròpia (teixit connectiu lax) amb </text:p>
      <text:p text:style-name="P12"><text:tab/>xarxa de vasos capilars</text:p>
      <text:p text:style-name="P12"><text:tab/>feixos verticals de muscul llis</text:p>
      <text:p text:style-name="P12"><text:tab/>vas quil·lifer central unic</text:p>
      <text:p text:style-name="P12">revestiti per epiteli simple cilindric </text:p>
      <text:p text:style-name="P12">criptes de lieberkuhn: glàndules tubulars que tenen</text:p>
      <text:p text:style-name="P12">cèl·lules caliciforme: secreten moc (no hi ha tantes com cèl·lules absortives) </text:p>
      <text:p text:style-name="P12"/>
      <text:p text:style-name="P13">vas quilífer que no es veu amb hematoxilina-eosina. </text:p>
      <text:p text:style-name="P13"/>
      <text:p text:style-name="P14">Eix fibrovascular amb vas quilifer</text:p>
      <text:p text:style-name="P14"/>
      <text:p text:style-name="P14"/>
      <text:p text:style-name="P14"><text:line-break/>Vellositats: absortives i calciformes</text:p>
      <text:p text:style-name="P14"/>
      <text:p text:style-name="P14">Cripta: el mateix, cèl·lules enteroendocrines, regeeratives i de paneth </text:p>
      <text:p text:style-name="P14"/>
      <text:p text:style-name="P14"/>
      <text:p text:style-name="P14"/>
      <text:p text:style-name="P14"/>
      <text:p text:style-name="P14"><text:soft-page-break/>Epiteli de la vellositat conte cèl·lules calicifomres que produeixen mucina </text:p>
      <text:p text:style-name="P14"/>
      <text:p text:style-name="P14"/>
      <text:p text:style-name="P14">Criptes de lieberkuhn a mes de cels absortives i caliciformes tenen regeneratives, de paneth (lisozima i bactericida) i enteroendocrines</text:p>
      <text:p text:style-name="P14"/>
      <text:p text:style-name="P14">lamina propia te vasos quilifers al centre de les vellositat + xarxa capilar i cel muscular llis </text:p>
      <text:p text:style-name="P14"/>
      <text:p text:style-name="P14">muscularis mucosae </text:p>
      <text:p text:style-name="P14"/>
      <text:p text:style-name="P14"/>
      <text:p text:style-name="P14">altres capes: plexe de meissner i auerback </text:p>
      <text:p text:style-name="P14"/>
      <text:p text:style-name="P14">muscular propia...</text:p>
      <text:p text:style-name="P14"/>
      <text:p text:style-name="P14"/>
      <text:p text:style-name="P14"/>
      <text:p text:style-name="P14">particularitats: duodè té glàndules de brunner (només)<text:line-break/>ampula del duodè</text:p>
      <text:p text:style-name="P14"/>
      <text:p text:style-name="P14">pancrees desemoboca al duode en la zona ampular (xoc epitelic) </text:p>
      <text:p text:style-name="P14"/>
      <text:p text:style-name="P14"/>
      <text:p text:style-name="P15">al ileum tenim plaques de Peyer (agregats limfoides)</text:p>
      <text:p text:style-name="P15"/>
      <text:p text:style-name="P16"/>
      <text:p text:style-name="P16"/>
      <text:p text:style-name="P16"/>
      <text:p text:style-name="P16"/>
      <text:p text:style-name="P16">colon: absorbeix nutrients i liquids</text:p>
      <text:p text:style-name="P16">molt semblant al intesti prim sense vellositats</text:p>
      <text:p text:style-name="P16"/>
      <text:p text:style-name="P16">cec, colon, recte, anus, apèndix (recte es quan el tub es torna extraperitoneal) </text:p>
      <text:p text:style-name="P16"/>
      <text:p text:style-name="P17">colon: criptes de lieberkuhn: més grans i blanques perque tenen mes calici</text:p>
      <text:p text:style-name="P17"/>
      <text:p text:style-name="P17"/>
      <text:p text:style-name="P17">apendix ileocecal</text:p>
      <text:p text:style-name="P17"/>
      <text:p text:style-name="P17"/>
      <text:p text:style-name="P17">zona recte-anus</text:p>
      <text:p text:style-name="P17"/>
      <text:p text:style-name="P17">mucosa rectal semblant a colon</text:p>
      <text:p text:style-name="P17">mucosa anal </text:p>
      <text:p text:style-name="P17">escamos no queratinitzat fins a orifici anal intern</text:p>
      <text:p text:style-name="P17"/>
      <text:p text:style-name="P17">muscular de la mucosa fins la linia pectina. </text:p>
      <text:p text:style-name="P17"/>
      <text:p text:style-name="P17"/>
      <text:p text:style-name="P17"/>
      <text:p text:style-name="P17"/>
      <text:p text:style-name="P17"/>
      <text:p text:style-name="P18"><text:soft-page-break/>Glàndules del tub digestiu</text:p>
      <text:p text:style-name="P18"/>
      <text:p text:style-name="P18">Es troben fora de la paret del tub però estan comunicades amb la seva llum a través de conductes</text:p>
      <text:p text:style-name="P18">- Glàndules salivals majors: tres parells (paròtida, submandibulars i sublinguals)</text:p>
      <text:p text:style-name="P18">- Pàncrees</text:p>
      <text:p text:style-name="P18">- Fetge</text:p>
      <text:p text:style-name="P18"/>
      <text:p text:style-name="P18"/>
      <text:p text:style-name="P18">Glàndules exocrines (a la llum) i endocrines (a la sang) </text:p>
      <text:p text:style-name="P18"/>
      <text:p text:style-name="P18">Exocrines: seroses o mucoses (saliva o moc) </text:p>
      <text:p text:style-name="P18"/>
      <text:p text:style-name="P18">Paròtida sobretot serosa, les altres una barretxa. </text:p>
      <text:p text:style-name="P18"/>
      <text:p text:style-name="P18"/>
      <text:p text:style-name="P19">Pàncrees</text:p>
      <text:p text:style-name="P19">Glàndula mixta perquè te components exocrins i endocrins</text:p>
      <text:p text:style-name="P19">Component exocri secreta 1/dia de liquid alcali amb enzims i proenzims, que arriba al duodè pel conducte pancreàtic </text:p>
      <text:p text:style-name="P19">Enzims es sintetitzen a les cèl·lules acinars i el líquid alcalí el seceten les cèl·lules centre-acinars i les cèl·lules dels ductes intercalars<text:line-break/>Sintetitza tots els enzims que usem per digerir, però estan inactius fins arribar al duodè. </text:p>
      <text:p text:style-name="P19"/>
      <text:p text:style-name="P19">Esta mal posat lol. A prop de l’aorta, si es caga la digerim. </text:p>
      <text:p text:style-name="P19"/>
      <text:p text:style-name="P19"/>
      <text:p text:style-name="P19">Lipasa en forma activa i pàncrees envoltat de greix -&gt; pancreatitis aguda jabon lol</text:p>
      <text:p text:style-name="P19"/>
      <text:p text:style-name="P19"/>
      <text:p text:style-name="P19">Pancrees exocri: 99% del pancrees</text:p>
      <text:p text:style-name="P19">Acins pancreatics amb cel exocrines de tipus seros en la seva majoria </text:p>
      <text:p text:style-name="P19"/>
      <text:p text:style-name="P19">SIstema de conducte: centracinar, intercalar, intra i interlobelar, fins al pancreatic comu. </text:p>
      <text:p text:style-name="P19"/>
      <text:p text:style-name="P19">teixit connectiu delimitant lobels</text:p>
      <text:p text:style-name="P19"/>
      <text:p text:style-name="P19"/>
      <text:p text:style-name="P19">celules acinars: </text:p>
      <text:p text:style-name="P19"><text:tab/>amilasa i lipasa</text:p>
      <text:p text:style-name="P19"><text:tab/>ribonucleasa, DNAsa<text:tab/></text:p>
      <text:p text:style-name="P19"><text:tab/>tripsinogen, quimiotripsonogen (tripsina activa enzims) </text:p>
      <text:p text:style-name="P19"><text:tab/>procarboxipeptidasa, elastasa</text:p>
      <text:p text:style-name="P19"><text:tab/>inhibidor de tripsina </text:p>
      <text:p text:style-name="P19"/>
      <text:p text:style-name="P19">cel·lules centroacinars i de conductes intercalars: liquid alcali amb bicarbonat </text:p>
      <text:p text:style-name="P19"/>
      <text:p text:style-name="P19"/>
      <text:p text:style-name="P19"/>
      <text:p text:style-name="P19">eosina basics lol</text:p>
      <text:p text:style-name="P19">hematoxilina acids lol</text:p>
      <text:p text:style-name="P19"/>
      <text:p text:style-name="P19">té adipòcits</text:p>
      <text:p text:style-name="P19"><text:soft-page-break/>al conducte l’embolcalla un manguito de teixit connectiu que fa d’armazon. </text:p>
      <text:p text:style-name="P19"/>
      <text:p text:style-name="P19"/>
      <text:p text:style-name="P19">1% restant: component endocrí</text:p>
      <text:p text:style-name="P19">Illots de langerhans</text:p>
      <text:p text:style-name="P19"/>
      <text:p text:style-name="P19">cel·lules beta: 70% insulina </text:p>
      <text:p text:style-name="P19">cel·lules alfa: 20% glucagon </text:p>
      <text:p text:style-name="P19">celules delta: 5% somatostatina </text:p>
      <text:p text:style-name="P19">cel·lules G (jan g): 1% gastrina </text:p>
      <text:p text:style-name="P19">cèl·lules PP: 1% polipèptid pancreàtic</text:p>
      <text:p text:style-name="P19"/>
      <text:p text:style-name="P19"/>
      <text:p text:style-name="P19">vesicula biliar: </text:p>
      <text:p text:style-name="P19">funcions: </text:p>
      <text:p text:style-name="P19"><text:tab/>emmagatzemar bilis</text:p>
      <text:p text:style-name="P19"><text:tab/>concentrar bilis (per mecanisme osmòtic amb consum d’energia) </text:p>
      <text:p text:style-name="P19"><text:tab/>aportar bilis al tub digestiu en ingestes riques en greixos (per efecte de colecistoquinina) </text:p>
      <text:p text:style-name="P19"/>
      <text:p text:style-name="P19">un saquet on emmagatzema i concentra bilis, i quan rep estimul de una proteina random (greix) s’activa sortida bilis :3 </text:p>
      <text:p text:style-name="P19"/>
      <text:p text:style-name="P19">capa d’epiteli cilindric simple </text:p>
      <text:p text:style-name="P19"><text:tab/>cel clares i en raspall</text:p>
      <text:p text:style-name="P19">lamina propia amb teixit connectiu lax amb fibres elastiques i colagena (també estan els vasos)</text:p>
      <text:p text:style-name="P19">glandules mucosecretores a lamina propia del coll (semblant en conductes) </text:p>
      <text:p text:style-name="P19">capa muscular obliqua i longitudinal <text:span text:style-name="T2">(una mica debil) </text:span></text:p>
      <text:p text:style-name="P19">serosa a la part lliure (no adherida al fetge) </text:p>
      <text:p text:style-name="P19"/>
      <text:p text:style-name="P20">glandules seromucinoses a la bufeta biliar - pedres malaltia mes frequent </text:p>
      <text:p text:style-name="P20"/>
      <text:p text:style-name="P20"/>
      <text:p text:style-name="P20"/>
      <text:p text:style-name="P20">fetge: </text:p>
      <text:p text:style-name="P20">glandula mes gran de l’organisme (tenim 1500 grams pero podem viure amb menys lol, <text:span text:style-name="T3">i es regenera) </text:span></text:p>
      <text:p text:style-name="P20">multitud de funcioons, moltes de les quals no son glandulars</text:p>
      <text:p text:style-name="P20">hepatocits viuen prop de 5 mesos i poden fer fins a 100 feines diferents</text:p>
      <text:p text:style-name="P20"><text:tab/>absorbeixen substàncies tòxiques i subproductes de la digestio que emmagatzemem (pel contacte amb el sinusoid) </text:p>
      <text:p text:style-name="P20"/>
      <text:p text:style-name="P21">Vascularització diferent: rep aport sanguini per dues vies.</text:p>
      <text:p text:style-name="P21">Principal: sang bruta de la vena porta que puja del tub digestiu </text:p>
      <text:p text:style-name="P21">Hepàtica: sang oxigenada</text:p>
      <text:p text:style-name="P21"/>
      <text:p text:style-name="P21"/>
      <text:p text:style-name="P21"/>
      <text:p text:style-name="P21"/>
      <text:p text:style-name="P21"/>
      <text:p text:style-name="P21"/>
      <text:p text:style-name="P21"/>
      <text:p text:style-name="P21"/>
      <text:p text:style-name="P21"><text:soft-page-break/>Funcions de l’hepatòcit</text:p>
      <text:p text:style-name="P21">Elaboració bilis</text:p>
      <text:p text:style-name="P21">Metabolisme lipídic</text:p>
      <text:p text:style-name="P21">Metabolisme dels carbohidrats (glucògen) </text:p>
      <text:p text:style-name="P21">Metabolisme de proteïnes </text:p>
      <text:p text:style-name="P21"><text:tab/>Eliminar urea</text:p>
      <text:p text:style-name="P21"><text:tab/>Produir albúmina, factors de coagulació, enzims...</text:p>
      <text:p text:style-name="P21">Emmagatzemar vitamines (A, D, B12...) </text:p>
      <text:p text:style-name="P21">Degradació d’hormones</text:p>
      <text:p text:style-name="P21">Detoxicació de fàrmacs i toxines (OH) </text:p>
      <text:p text:style-name="P21">Síntesi de IgA i component secretor. </text:p>
      <text:p text:style-name="P21"/>
      <text:p text:style-name="P21"/>
      <text:p text:style-name="P21"/>
      <text:p text:style-name="P21">Orgànuls de l’hepatòcit</text:p>
      <text:p text:style-name="P21">- Nucli gran central amb nucleol</text:p>
      <text:p text:style-name="P21"><text:tab/>25% binucleades, 50% diploides</text:p>
      <text:p text:style-name="P21">- Elevada síntesi protèica per consum propi i exportació: poliribosomes, RER i diversos complexos de Golgi</text:p>
      <text:p text:style-name="P21">- Massiva quantitat de mitocòndries</text:p>
      <text:p text:style-name="P21">- Endosomes, lisosomes, peroxisomes</text:p>
      <text:p text:style-name="P21">- REL de distribució i quantitat variables</text:p>
      <text:p text:style-name="P21">- Molt glucògen (reservori important) </text:p>
      <text:p text:style-name="P21">- Lípids (VLDL) </text:p>
      <text:p text:style-name="P21"/>
      <text:p text:style-name="P21">Eosinòfil (eosina): molt rosa pels mitocondris. El mitocondri produeix energia en forma d’ATP que ho necessita. </text:p>
      <text:p text:style-name="P21"/>
      <text:p text:style-name="P21"/>
      <text:p text:style-name="P22">Funcions hepatòcits: sinusoides hepatòcits reben</text:p>
      <text:p text:style-name="P22"><text:tab/>Sang oxigenada de branques de l’artèria hepàtica</text:p>
      <text:p text:style-name="P22"><text:tab/>Sang carregada d’abundants nutrients de les branques de la vena porta. </text:p>
      <text:p text:style-name="P22"/>
      <text:p text:style-name="P22">Fetge no té unitat anatòmica funciona. Hi ha unitats morfològiques que ens ajuden a entendre com funciona. Es basa en estructures anatòmiques reconeixibles: </text:p>
      <text:p text:style-name="P22">- necessia armazon: espais porta. branca de la vena porta, branca de l’artèria hepàtica, branca principal del ducte biliar (entra sang, surt bilis en sentit contrari) (sang va cap als sinusoides hepàtics) (entre ells circula la sang i es va netejant, metabolitzant...) </text:p>
      <text:p text:style-name="P22"/>
      <text:p text:style-name="P23">Lobulillo hepatico: entra la sang per uns forats i surt per una vena central (cava?)</text:p>
      <text:p text:style-name="P23"/>
      <text:p text:style-name="P23">vena central enmig i espais porta al voltant</text:p>
      <text:p text:style-name="P23"/>
      <text:p text:style-name="P23"/>
      <text:p text:style-name="P23">acini hepàtic son els hepatocits que s’oxigenen d’aquella branca</text:p>
      <text:p text:style-name="P23"/>
      <text:p text:style-name="P23"/>
      <text:p text:style-name="P23"/>
      <text:p text:style-name="P23"/>
      <text:p text:style-name="P23"/>
      <text:p text:style-name="P23"/>
      <text:p text:style-name="P23"/>
      <text:p text:style-name="P24"><text:soft-page-break/>Dividim hepatocits en tres zones: </text:p>
      <text:p text:style-name="P24">al voltant dels porta: periportals zona 1 <text:span text:style-name="T5">mñes oxǵen</text:span></text:p>
      <text:p text:style-name="P24">al voltant de la vena central: pericentral zona 3 <text:span text:style-name="T5">menys oxigen </text:span></text:p>
      <text:p text:style-name="P24">la resta zona 2</text:p>
      <text:p text:style-name="P24"/>
      <text:p text:style-name="P24">alcohol va a per la resta</text:p>
      <text:p text:style-name="P24">virus i hepatitis autoimmune va cap a periportal .</text:p>
      <text:p text:style-name="P24"/>
      <text:p text:style-name="P24"/>
      <text:p text:style-name="P24">&gt;9g paracetamol fetge explota. </text:p>
      <text:p text:style-name="P24"/>
      <text:p text:style-name="P24"/>
      <text:p text:style-name="P24"/>
      <text:p text:style-name="P25">Dominis laterals de l’hepatòcit</text:p>
      <text:p text:style-name="P25">- Zones contacte hepatòcits adjacents</text:p>
      <text:p text:style-name="P25">- Canalículs biliars inter-anastomosats, delimitats per unions estretes i amb microvellositats al seu interior </text:p>
      <text:p text:style-name="P25">- Pol biliar de lhepatòcit, per on es segrega la bilis</text:p>
      <text:p text:style-name="P25"/>
      <text:p text:style-name="P25">Cèl·lula mare es diferencia a hepatòcit o colangiòcit depenent si tonca sang o no respectivament. </text:p>
      <text:p text:style-name="P25"/>
      <text:p text:style-name="P25"/>
      <text:p text:style-name="P25"/>
      <text:p text:style-name="P25">Xarxa biliar hepàtica (epiteli biliar, secreció rica en bicarbonat) </text:p>
      <text:p text:style-name="P25">- Canaliculs <text:span text:style-name="T4">entre hepatocits </text:span></text:p>
      <text:p text:style-name="P25">- Colangiols</text:p>
      <text:p text:style-name="P25">- Cunducte de herring </text:p>
      <text:p text:style-name="P25">- Conductes biliars...</text:p>
      <text:p text:style-name="P25">alguna cosa mes, esta a les diap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08:37:20.155726705</meta:creation-date>
    <dc:date>2025-01-22T10:27:42.943342793</dc:date>
    <meta:editing-duration>PT1H50M5S</meta:editing-duration>
    <meta:editing-cycles>39</meta:editing-cycles>
    <meta:generator>LibreOffice/24.2.7.2$Linux_X86_64 LibreOffice_project/420$Build-2</meta:generator>
    <meta:document-statistic meta:table-count="0" meta:image-count="0" meta:object-count="0" meta:page-count="8" meta:paragraph-count="222" meta:word-count="1426" meta:character-count="9669" meta:non-whitespace-character-count="8326"/>
  </office:meta>
</office:document-meta>
</file>